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699333c040" style:family="table" style:master-page-name="ta-mp-0x7f699333c040">
      <style:table-properties table:display="true" style:writing-mode="lr-tb"/>
    </style:style>
    <style:style style:name="ta-0x7f699333c230" style:family="table" style:master-page-name="ta-mp-0x7f699333c230">
      <style:table-properties table:display="true" style:writing-mode="lr-tb"/>
    </style:style>
    <style:style style:name="ta-0x7f699333c420" style:family="table" style:master-page-name="ta-mp-0x7f699333c420">
      <style:table-properties table:display="true" style:writing-mode="lr-tb"/>
    </style:style>
    <style:style style:name="ta-0x7f699333c610" style:family="table" style:master-page-name="ta-mp-0x7f699333c610">
      <style:table-properties table:display="true" style:writing-mode="lr-tb"/>
    </style:style>
    <style:style style:name="ta-0x7f699333c800" style:family="table" style:master-page-name="ta-mp-0x7f699333c800">
      <style:table-properties table:display="true" style:writing-mode="lr-tb"/>
    </style:style>
    <style:style style:name="ta-0x7f699333c9f0" style:family="table" style:master-page-name="ta-mp-0x7f699333c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69933d9c5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9d7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9ea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9fc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a0f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9933da2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9b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67b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9933da5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aa3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a3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67d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9933da6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ab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a7e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ac8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a46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aed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9933da90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ada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9933db24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b6e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af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67e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9933db37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b81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b49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b93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b12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bb8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9933db5c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ba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9933dbf0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8b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bc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67f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9a21788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8c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896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8e0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bdd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905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9a2178a8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8f2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9a21793c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986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91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680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9a21794f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999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961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9ab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92a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9d0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9a21797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9be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9a217a08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d82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9e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933681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9a217a1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a6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a2d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a77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9f5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a9c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9a217a3f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69a217a89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94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80.25pt" style:use-optimal-column-width="true"/>
    </style:style>
    <style:style style:name="ACOL-9" style:family="table-column">
      <style:table-column-properties style:column-width="94.85pt" style:use-optimal-column-width="true"/>
    </style:style>
    <style:style style:name="ACOL-10" style:family="table-column">
      <style:table-column-properties style:column-width="304.75pt" style:use-optimal-column-width="true"/>
    </style:style>
    <style:style style:name="AROW-1" style:family="table-row"/>
    <style:style style:name="AROW-2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69933df37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69933e8c7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69933ecc5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69933ef8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699333c040" table:print="false">
        <office:forms form:automatic-focus="false" form:apply-design-mode="false">
          <form:form/>
        </office:forms>
        <table:table-column table:default-cell-style-name="ACE-0x7f69933d9b28" table:style-name="ACOL-1"/>
        <table:table-column table:style-name="ACOL-0" table:number-columns-repeated="127"/>
        <table:table-row table:style-name="AROW-0">
          <table:table-cell table:style-name="ACE-0x7f69933d9c5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69933d9d78" table:content-validation-name="VAL-0x7f69933df37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69933d9ea0" table:content-validation-name="VAL-0x7f69933e8c70" office:value-type="string">
            <text:p>loginForVendor</text:p>
          </table:table-cell>
          <table:table-cell table:number-columns-repeated="127" table:style-name="Gnumeric-default"/>
        </table:table-row>
        <table:table-row table:style-name="AROW-0">
          <table:table-cell table:style-name="ACE-0x7f69933d9fc8" table:content-validation-name="VAL-0x7f69933ecc50" office:value-type="string">
            <text:p>verifyVendorAdvanceSearch</text:p>
          </table:table-cell>
          <table:table-cell table:number-columns-repeated="127" table:style-name="Gnumeric-default"/>
        </table:table-row>
        <table:table-row table:style-name="AROW-0">
          <table:table-cell table:style-name="ACE-0x7f69933da0f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69933da218" table:content-validation-name="VAL-0x7f69933ef8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699333c230" table:print="false">
        <office:forms form:automatic-focus="false" form:apply-design-mode="false">
          <form:form/>
        </office:forms>
        <table:table-column table:default-cell-style-name="ACE-0x7f69933da340" table:style-name="ACOL-3"/>
        <table:table-column table:default-cell-style-name="ACE-0x7f69933da340" table:style-name="ACOL-4"/>
        <table:table-column table:default-cell-style-name="ACE-0x7f69933da340" table:style-name="ACOL-5"/>
        <table:table-column table:default-cell-style-name="ACE-0x7f69933da468" table:style-name="ACOL-6"/>
        <table:table-column table:default-cell-style-name="ACE-0x7f69933da468" table:style-name="ACOL-7"/>
        <table:table-column table:default-cell-style-name="ACE-0x7f69933da340" table:style-name="ACOL-8"/>
        <table:table-column table:default-cell-style-name="ACE-0x7f69933da340" table:style-name="ACOL-9"/>
        <table:table-column table:default-cell-style-name="ACE-0x7f69933da340" table:style-name="ACOL-10"/>
        <table:table-column table:default-cell-style-name="ACE-0x7f6993367d10" table:style-name="ACOL-0" table:number-columns-repeated="120"/>
        <table:table-row table:style-name="AROW-0">
          <table:table-cell table:style-name="ACE-0x7f69933da590" office:value-type="string">
            <text:p>User Name</text:p>
          </table:table-cell>
          <table:table-cell table:style-name="ACE-0x7f69933da6b8" office:value-type="string">
            <text:p>Password</text:p>
          </table:table-cell>
          <table:table-cell table:style-name="ACE-0x7f69933da6b8" office:value-type="string">
            <text:p>SearchTextName</text:p>
          </table:table-cell>
          <table:table-cell table:style-name="ACE-0x7f69933da7e0" office:value-type="string">
            <text:p>From Date</text:p>
          </table:table-cell>
          <table:table-cell table:style-name="ACE-0x7f69933da7e0" office:value-type="string">
            <text:p>To Date</text:p>
          </table:table-cell>
          <table:table-cell table:style-name="ACE-0x7f69933da908" office:value-type="string">
            <text:p>Period</text:p>
          </table:table-cell>
          <table:table-cell table:number-columns-repeated="2" table:style-name="ACE-0x7f69933da340"/>
          <table:table-cell table:number-columns-repeated="120" table:style-name="ACE-0x7f6993367d10"/>
        </table:table-row>
        <table:table-row table:style-name="AROW-0">
          <table:table-cell table:style-name="ACE-0x7f69933daa30" office:value-type="string">
            <text:p>218668@sc.com</text:p>
          </table:table-cell>
          <table:table-cell table:style-name="ACE-0x7f69933dab58" office:value-type="float" office:value="123456">
            <text:p>123456</text:p>
          </table:table-cell>
          <table:table-cell table:style-name="ACE-0x7f69933dab58" office:value-type="string">
            <text:p>Shirt</text:p>
          </table:table-cell>
          <table:table-cell table:style-name="ACE-0x7f69933dac80" office:value-type="string">
            <text:p>20/03/2015</text:p>
          </table:table-cell>
          <table:table-cell table:style-name="ACE-0x7f69933dac80" office:value-type="string">
            <text:p>31/03/2015</text:p>
          </table:table-cell>
          <table:table-cell table:style-name="ACE-0x7f69933dada8" office:value-type="string">
            <text:p>Custom</text:p>
          </table:table-cell>
          <table:table-cell table:number-columns-repeated="2" table:style-name="ACE-0x7f69933da340"/>
          <table:table-cell table:number-columns-repeated="120" table:style-name="ACE-0x7f6993367d10"/>
        </table:table-row>
        <table:table-row table:style-name="AROW-0" table:number-rows-repeated="1048565">
          <table:table-cell table:number-columns-repeated="128"/>
        </table:table-row>
        <table:table-row table:style-name="AROW-0" table:number-rows-repeated="9">
          <table:table-cell table:number-columns-repeated="3" table:style-name="ACE-0x7f6993367d10"/>
          <table:table-cell table:number-columns-repeated="2" table:style-name="ACE-0x7f69933daed0"/>
          <table:table-cell table:number-columns-repeated="123" table:style-name="ACE-0x7f6993367d1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2" gnm:cursor-row="13">
          <gnm:selection gnm:start-col="2" gnm:start-row="13" gnm:end-col="2" gnm:end-row="13"/>
        </gnm:selections>
      </table:table>
      <table:table table:name="AQA2_TestData" table:style-name="ta-0x7f699333c420" table:print="false">
        <office:forms form:automatic-focus="false" form:apply-design-mode="false">
          <form:form/>
        </office:forms>
        <table:table-column table:default-cell-style-name="ACE-0x7f69933daff8" table:style-name="ACOL-3"/>
        <table:table-column table:default-cell-style-name="ACE-0x7f69933daff8" table:style-name="ACOL-4"/>
        <table:table-column table:default-cell-style-name="ACE-0x7f69933daff8" table:style-name="ACOL-5"/>
        <table:table-column table:default-cell-style-name="ACE-0x7f69933db120" table:style-name="ACOL-6"/>
        <table:table-column table:default-cell-style-name="ACE-0x7f69933db120" table:style-name="ACOL-7"/>
        <table:table-column table:default-cell-style-name="ACE-0x7f69933daff8" table:style-name="ACOL-8"/>
        <table:table-column table:default-cell-style-name="ACE-0x7f69933daff8" table:style-name="ACOL-9"/>
        <table:table-column table:default-cell-style-name="ACE-0x7f69933daff8" table:style-name="ACOL-10"/>
        <table:table-column table:default-cell-style-name="ACE-0x7f6993367e38" table:style-name="ACOL-0" table:number-columns-repeated="120"/>
        <table:table-row table:style-name="AROW-0">
          <table:table-cell table:style-name="ACE-0x7f69933db248" office:value-type="string">
            <text:p>User Name</text:p>
          </table:table-cell>
          <table:table-cell table:style-name="ACE-0x7f69933db370" office:value-type="string">
            <text:p>Password</text:p>
          </table:table-cell>
          <table:table-cell table:style-name="ACE-0x7f69933db370" office:value-type="string">
            <text:p>SearchTextName</text:p>
          </table:table-cell>
          <table:table-cell table:style-name="ACE-0x7f69933db498" office:value-type="string">
            <text:p>From Date</text:p>
          </table:table-cell>
          <table:table-cell table:style-name="ACE-0x7f69933db498" office:value-type="string">
            <text:p>To Date</text:p>
          </table:table-cell>
          <table:table-cell table:style-name="ACE-0x7f69933db5c0" office:value-type="string">
            <text:p>Period</text:p>
          </table:table-cell>
          <table:table-cell table:number-columns-repeated="2" table:style-name="ACE-0x7f69933daff8"/>
          <table:table-cell table:number-columns-repeated="120" table:style-name="ACE-0x7f6993367e38"/>
        </table:table-row>
        <table:table-row table:style-name="AROW-0">
          <table:table-cell table:style-name="ACE-0x7f69933db6e8" office:value-type="string">
            <text:p>218668@sc.com</text:p>
          </table:table-cell>
          <table:table-cell table:style-name="ACE-0x7f69933db810" office:value-type="float" office:value="123456">
            <text:p>123456</text:p>
          </table:table-cell>
          <table:table-cell table:style-name="ACE-0x7f69933db810" office:value-type="string">
            <text:p>Shirt</text:p>
          </table:table-cell>
          <table:table-cell table:style-name="ACE-0x7f69933db938" office:value-type="string">
            <text:p>20/03/2015</text:p>
          </table:table-cell>
          <table:table-cell table:style-name="ACE-0x7f69933db938" office:value-type="string">
            <text:p>31/03/2015</text:p>
          </table:table-cell>
          <table:table-cell table:style-name="ACE-0x7f69933dba60" office:value-type="string">
            <text:p>Custom</text:p>
          </table:table-cell>
          <table:table-cell table:number-columns-repeated="2" table:style-name="ACE-0x7f69933daff8"/>
          <table:table-cell table:number-columns-repeated="120" table:style-name="ACE-0x7f6993367e38"/>
        </table:table-row>
        <table:table-row table:style-name="AROW-2" table:number-rows-repeated="1048565">
          <table:table-cell table:number-columns-repeated="128"/>
        </table:table-row>
        <table:table-row table:style-name="AROW-2" table:number-rows-repeated="9">
          <table:table-cell table:number-columns-repeated="3" table:style-name="ACE-0x7f6993367e38"/>
          <table:table-cell table:number-columns-repeated="2" table:style-name="ACE-0x7f69933dbb88"/>
          <table:table-cell table:number-columns-repeated="123" table:style-name="ACE-0x7f6993367e3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699333c610" table:print="false">
        <office:forms form:automatic-focus="false" form:apply-design-mode="false">
          <form:form/>
        </office:forms>
        <table:table-column table:default-cell-style-name="ACE-0x7f69933dbcb0" table:style-name="ACOL-3"/>
        <table:table-column table:default-cell-style-name="ACE-0x7f69933dbcb0" table:style-name="ACOL-4"/>
        <table:table-column table:default-cell-style-name="ACE-0x7f69933dbcb0" table:style-name="ACOL-5"/>
        <table:table-column table:default-cell-style-name="ACE-0x7f69933dbdd8" table:style-name="ACOL-6"/>
        <table:table-column table:default-cell-style-name="ACE-0x7f69933dbdd8" table:style-name="ACOL-7"/>
        <table:table-column table:default-cell-style-name="ACE-0x7f69933dbcb0" table:style-name="ACOL-8"/>
        <table:table-column table:default-cell-style-name="ACE-0x7f69933dbcb0" table:style-name="ACOL-9"/>
        <table:table-column table:default-cell-style-name="ACE-0x7f69933dbcb0" table:style-name="ACOL-10"/>
        <table:table-column table:default-cell-style-name="ACE-0x7f6993367f60" table:style-name="ACOL-0" table:number-columns-repeated="120"/>
        <table:table-row table:style-name="AROW-0">
          <table:table-cell table:style-name="ACE-0x7f69933dbf00" office:value-type="string">
            <text:p>User Name</text:p>
          </table:table-cell>
          <table:table-cell table:style-name="ACE-0x7f69a2178838" office:value-type="string">
            <text:p>Password</text:p>
          </table:table-cell>
          <table:table-cell table:style-name="ACE-0x7f69a2178838" office:value-type="string">
            <text:p>SearchTextName</text:p>
          </table:table-cell>
          <table:table-cell table:style-name="ACE-0x7f69a2178960" office:value-type="string">
            <text:p>From Date</text:p>
          </table:table-cell>
          <table:table-cell table:style-name="ACE-0x7f69a2178960" office:value-type="string">
            <text:p>To Date</text:p>
          </table:table-cell>
          <table:table-cell table:style-name="ACE-0x7f69a2178a88" office:value-type="string">
            <text:p>Period</text:p>
          </table:table-cell>
          <table:table-cell table:number-columns-repeated="2" table:style-name="ACE-0x7f69933dbcb0"/>
          <table:table-cell table:number-columns-repeated="120" table:style-name="ACE-0x7f6993367f60"/>
        </table:table-row>
        <table:table-row table:style-name="AROW-0">
          <table:table-cell table:style-name="ACE-0x7f69a2178bb0" office:value-type="string">
            <text:p>218668@sc.com</text:p>
          </table:table-cell>
          <table:table-cell table:style-name="ACE-0x7f69a2178cd8" office:value-type="float" office:value="123456">
            <text:p>123456</text:p>
          </table:table-cell>
          <table:table-cell table:style-name="ACE-0x7f69a2178cd8" office:value-type="string">
            <text:p>Shirt</text:p>
          </table:table-cell>
          <table:table-cell table:style-name="ACE-0x7f69a2178e00" office:value-type="string">
            <text:p>20/03/2015</text:p>
          </table:table-cell>
          <table:table-cell table:style-name="ACE-0x7f69a2178e00" office:value-type="string">
            <text:p>31/03/2015</text:p>
          </table:table-cell>
          <table:table-cell table:style-name="ACE-0x7f69a2178f28" office:value-type="string">
            <text:p>Custom</text:p>
          </table:table-cell>
          <table:table-cell table:number-columns-repeated="2" table:style-name="ACE-0x7f69933dbcb0"/>
          <table:table-cell table:number-columns-repeated="120" table:style-name="ACE-0x7f6993367f60"/>
        </table:table-row>
        <table:table-row table:style-name="AROW-2" table:number-rows-repeated="1048565">
          <table:table-cell table:number-columns-repeated="128"/>
        </table:table-row>
        <table:table-row table:style-name="AROW-2" table:number-rows-repeated="9">
          <table:table-cell table:number-columns-repeated="3" table:style-name="ACE-0x7f6993367f60"/>
          <table:table-cell table:number-columns-repeated="2" table:style-name="ACE-0x7f69a2179050"/>
          <table:table-cell table:number-columns-repeated="123" table:style-name="ACE-0x7f6993367f6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699333c800" table:print="false">
        <office:forms form:automatic-focus="false" form:apply-design-mode="false">
          <form:form/>
        </office:forms>
        <table:table-column table:default-cell-style-name="ACE-0x7f69a2179178" table:style-name="ACOL-3"/>
        <table:table-column table:default-cell-style-name="ACE-0x7f69a2179178" table:style-name="ACOL-4"/>
        <table:table-column table:default-cell-style-name="ACE-0x7f69a2179178" table:style-name="ACOL-5"/>
        <table:table-column table:default-cell-style-name="ACE-0x7f69a21792a0" table:style-name="ACOL-6"/>
        <table:table-column table:default-cell-style-name="ACE-0x7f69a21792a0" table:style-name="ACOL-7"/>
        <table:table-column table:default-cell-style-name="ACE-0x7f69a2179178" table:style-name="ACOL-8"/>
        <table:table-column table:default-cell-style-name="ACE-0x7f69a2179178" table:style-name="ACOL-9"/>
        <table:table-column table:default-cell-style-name="ACE-0x7f69a2179178" table:style-name="ACOL-10"/>
        <table:table-column table:default-cell-style-name="ACE-0x7f6993368088" table:style-name="ACOL-0" table:number-columns-repeated="120"/>
        <table:table-row table:style-name="AROW-0">
          <table:table-cell table:style-name="ACE-0x7f69a21793c8" office:value-type="string">
            <text:p>User Name</text:p>
          </table:table-cell>
          <table:table-cell table:style-name="ACE-0x7f69a21794f0" office:value-type="string">
            <text:p>Password</text:p>
          </table:table-cell>
          <table:table-cell table:style-name="ACE-0x7f69a21794f0" office:value-type="string">
            <text:p>SearchTextName</text:p>
          </table:table-cell>
          <table:table-cell table:style-name="ACE-0x7f69a2179618" office:value-type="string">
            <text:p>From Date</text:p>
          </table:table-cell>
          <table:table-cell table:style-name="ACE-0x7f69a2179618" office:value-type="string">
            <text:p>To Date</text:p>
          </table:table-cell>
          <table:table-cell table:style-name="ACE-0x7f69a2179740" office:value-type="string">
            <text:p>Period</text:p>
          </table:table-cell>
          <table:table-cell table:number-columns-repeated="2" table:style-name="ACE-0x7f69a2179178"/>
          <table:table-cell table:number-columns-repeated="120" table:style-name="ACE-0x7f6993368088"/>
        </table:table-row>
        <table:table-row table:style-name="AROW-0">
          <table:table-cell table:style-name="ACE-0x7f69a2179868" office:value-type="string">
            <text:p>218668@sc.com</text:p>
          </table:table-cell>
          <table:table-cell table:style-name="ACE-0x7f69a2179990" office:value-type="float" office:value="123456">
            <text:p>123456</text:p>
          </table:table-cell>
          <table:table-cell table:style-name="ACE-0x7f69a2179990" office:value-type="string">
            <text:p>Shirt</text:p>
          </table:table-cell>
          <table:table-cell table:style-name="ACE-0x7f69a2179ab8" office:value-type="string">
            <text:p>20/03/2015</text:p>
          </table:table-cell>
          <table:table-cell table:style-name="ACE-0x7f69a2179ab8" office:value-type="string">
            <text:p>31/03/2015</text:p>
          </table:table-cell>
          <table:table-cell table:style-name="ACE-0x7f69a2179be0" office:value-type="string">
            <text:p>Custom</text:p>
          </table:table-cell>
          <table:table-cell table:number-columns-repeated="2" table:style-name="ACE-0x7f69a2179178"/>
          <table:table-cell table:number-columns-repeated="120" table:style-name="ACE-0x7f6993368088"/>
        </table:table-row>
        <table:table-row table:style-name="AROW-2" table:number-rows-repeated="1048565">
          <table:table-cell table:number-columns-repeated="128"/>
        </table:table-row>
        <table:table-row table:style-name="AROW-2" table:number-rows-repeated="9">
          <table:table-cell table:number-columns-repeated="3" table:style-name="ACE-0x7f6993368088"/>
          <table:table-cell table:number-columns-repeated="2" table:style-name="ACE-0x7f69a2179d08"/>
          <table:table-cell table:number-columns-repeated="123" table:style-name="ACE-0x7f699336808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699333c9f0" table:print="false">
        <office:forms form:automatic-focus="false" form:apply-design-mode="false">
          <form:form/>
        </office:forms>
        <table:table-column table:default-cell-style-name="ACE-0x7f69a2179e30" table:style-name="ACOL-3"/>
        <table:table-column table:default-cell-style-name="ACE-0x7f69a2179e30" table:style-name="ACOL-4"/>
        <table:table-column table:default-cell-style-name="ACE-0x7f69a2179e30" table:style-name="ACOL-5"/>
        <table:table-column table:default-cell-style-name="ACE-0x7f69a2179f58" table:style-name="ACOL-6"/>
        <table:table-column table:default-cell-style-name="ACE-0x7f69a2179f58" table:style-name="ACOL-7"/>
        <table:table-column table:default-cell-style-name="ACE-0x7f69a2179e30" table:style-name="ACOL-8"/>
        <table:table-column table:default-cell-style-name="ACE-0x7f69a2179e30" table:style-name="ACOL-9"/>
        <table:table-column table:default-cell-style-name="ACE-0x7f69a2179e30" table:style-name="ACOL-10"/>
        <table:table-column table:default-cell-style-name="ACE-0x7f69933681b0" table:style-name="ACOL-0" table:number-columns-repeated="120"/>
        <table:table-row table:style-name="AROW-0">
          <table:table-cell table:style-name="ACE-0x7f69a217a080" office:value-type="string">
            <text:p>User Name</text:p>
          </table:table-cell>
          <table:table-cell table:style-name="ACE-0x7f69a217a1a8" office:value-type="string">
            <text:p>Password</text:p>
          </table:table-cell>
          <table:table-cell table:style-name="ACE-0x7f69a217a1a8" office:value-type="string">
            <text:p>SearchTextName</text:p>
          </table:table-cell>
          <table:table-cell table:style-name="ACE-0x7f69a217a2d0" office:value-type="string">
            <text:p>From Date</text:p>
          </table:table-cell>
          <table:table-cell table:style-name="ACE-0x7f69a217a2d0" office:value-type="string">
            <text:p>To Date</text:p>
          </table:table-cell>
          <table:table-cell table:style-name="ACE-0x7f69a217a3f8" office:value-type="string">
            <text:p>Period</text:p>
          </table:table-cell>
          <table:table-cell table:number-columns-repeated="2" table:style-name="ACE-0x7f69a2179e30"/>
          <table:table-cell table:number-columns-repeated="120" table:style-name="ACE-0x7f69933681b0"/>
        </table:table-row>
        <table:table-row table:style-name="AROW-0">
          <table:table-cell table:style-name="ACE-0x7f69933d82e0" office:value-type="string">
            <text:p>13674974@sc.com</text:p>
          </table:table-cell>
          <table:table-cell table:style-name="ACE-0x7f69a217a648" office:value-type="float" office:value="123456">
            <text:p>123456</text:p>
          </table:table-cell>
          <table:table-cell table:style-name="ACE-0x7f69a217a648" office:value-type="string">
            <text:p>Shirt</text:p>
          </table:table-cell>
          <table:table-cell table:style-name="ACE-0x7f69a217a770" office:value-type="string">
            <text:p>20/03/2015</text:p>
          </table:table-cell>
          <table:table-cell table:style-name="ACE-0x7f69a217a770" office:value-type="string">
            <text:p>31/03/2015</text:p>
          </table:table-cell>
          <table:table-cell table:style-name="ACE-0x7f69a217a898" office:value-type="string">
            <text:p>Custom</text:p>
          </table:table-cell>
          <table:table-cell table:number-columns-repeated="2" table:style-name="ACE-0x7f69a2179e30"/>
          <table:table-cell table:number-columns-repeated="120" table:style-name="ACE-0x7f69933681b0"/>
        </table:table-row>
        <table:table-row table:style-name="AROW-2" table:number-rows-repeated="1048565">
          <table:table-cell table:number-columns-repeated="128"/>
        </table:table-row>
        <table:table-row table:style-name="AROW-2" table:number-rows-repeated="9">
          <table:table-cell table:number-columns-repeated="3" table:style-name="ACE-0x7f69933681b0"/>
          <table:table-cell table:number-columns-repeated="2" table:style-name="ACE-0x7f69a217a9c0"/>
          <table:table-cell table:number-columns-repeated="123" table:style-name="ACE-0x7f69933681b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69932101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9931fb1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9991ffd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99337f8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99337c8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99334fa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699333c040" style:display-name="TestCase" style:page-layout-name="pl-0x7f69932101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99333c230" style:display-name="AQA1_TestData" style:page-layout-name="pl-0x7f69931fb1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99333c420" style:display-name="AQA2_TestData" style:page-layout-name="pl-0x7f69991ffd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99333c610" style:display-name="AQA3_TestData" style:page-layout-name="pl-0x7f699337f8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99333c800" style:display-name="AQA4_TestData" style:page-layout-name="pl-0x7f699337c8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99333c9f0" style:display-name="AQA5_TestData" style:page-layout-name="pl-0x7f699334fa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2T14:19:21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